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7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.889cm" fo:margin-right="0cm" fo:text-align="start" text:enable-numbering="false" fo:text-indent="-0.635cm"/>
    </style:style>
    <style:style style:name="P5" style:family="paragraph">
      <style:paragraph-properties fo:margin-left="0.508cm" fo:margin-right="0cm" fo:text-align="start" text:enable-numbering="true" fo:text-indent="-0.508cm"/>
    </style:style>
    <style:style style:name="P6" style:family="paragraph">
      <style:paragraph-properties fo:margin-left="0cm" fo:margin-right="0cm" fo:text-align="center" fo:text-indent="0cm"/>
      <style:text-properties fo:font-size="18pt" fo:font-style="italic" fo:font-weight="bold"/>
    </style:style>
    <style:style style:name="P7" style:family="paragraph">
      <style:paragraph-properties fo:margin-left="0cm" fo:margin-right="0cm" fo:text-align="start" text:enable-numbering="true" fo:text-indent="0cm"/>
    </style:style>
    <style:style style:name="P8" style:family="paragraph">
      <style:paragraph-properties fo:margin-left="0cm" fo:margin-right="0cm" fo:text-align="start" text:enable-numbering="true" fo:text-indent="0cm"/>
      <style:text-properties fo:font-size="18pt" fo:font-style="italic" fo:font-weight="bold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4.8cm" fo:margin-right="0cm" text:enable-numbering="false" fo:text-indent="-0.6cm"/>
    </style:style>
    <style:style style:name="P14" style:family="paragraph">
      <style:paragraph-properties fo:margin-left="6cm" fo:margin-right="0cm" text:enable-numbering="false" fo:text-indent="-0.6cm"/>
    </style:style>
    <style:style style:name="P15" style:family="paragraph">
      <style:paragraph-properties fo:margin-left="7.2cm" fo:margin-right="0cm" text:enable-numbering="false" fo:text-indent="-0.6cm"/>
    </style:style>
    <style:style style:name="P16" style:family="paragraph">
      <style:paragraph-properties fo:margin-left="1.2cm" fo:margin-right="0cm" fo:text-indent="-0.9cm"/>
      <style:text-properties fo:font-size="20pt"/>
    </style:style>
    <style:style style:name="P17" style:family="paragraph">
      <style:paragraph-properties fo:margin-left="0.6cm" fo:margin-right="0cm" fo:text-indent="-0.6cm"/>
    </style:style>
    <style:style style:name="P18" style:family="paragraph">
      <style:paragraph-properties fo:margin-left="1.2cm" fo:margin-right="0cm" fo:text-indent="-0.9cm"/>
    </style:style>
    <style:style style:name="P19" style:family="paragraph">
      <style:paragraph-properties fo:margin-left="2.4cm" fo:margin-right="0cm" fo:text-indent="-0.8cm"/>
    </style:style>
    <style:style style:name="P20" style:family="paragraph">
      <style:paragraph-properties fo:margin-left="1.2cm" fo:margin-right="0cm" text:enable-numbering="true" fo:text-indent="-0.9cm"/>
    </style:style>
    <style:style style:name="P21" style:family="paragraph">
      <style:paragraph-properties fo:margin-left="2.4cm" fo:margin-right="0cm" text:enable-numbering="true" fo:text-indent="-0.8cm"/>
    </style:style>
    <style:style style:name="P22" style:family="paragraph">
      <style:paragraph-properties fo:margin-left="3.6cm" fo:margin-right="0cm" fo:text-indent="-0.6cm"/>
    </style:style>
    <style:style style:name="P23" style:family="paragraph">
      <style:paragraph-properties fo:margin-left="3.6cm" fo:margin-right="0cm" text:enable-numbering="true" fo:text-indent="-0.6cm"/>
    </style:style>
    <style:style style:name="P24" style:family="paragraph">
      <style:paragraph-properties fo:margin-left="4.8cm" fo:margin-right="0cm" text:enable-numbering="true" fo:text-indent="-0.6cm"/>
    </style:style>
    <style:style style:name="P25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color="#ffffff" fo:font-size="28pt"/>
    </style:style>
    <style:style style:name="T4" style:family="text">
      <style:text-properties fo:font-size="18pt"/>
    </style:style>
    <style:style style:name="T5" style:family="text">
      <style:text-properties fo:font-size="18pt" fo:font-style="italic" fo:font-weight="bold"/>
    </style:style>
    <style:style style:name="T6" style:family="text">
      <style:text-properties fo:color="#ffff00" fo:font-size="18pt" fo:font-style="italic" fo:font-weight="bold"/>
    </style:style>
    <style:style style:name="T7" style:family="text">
      <style:text-properties fo:color="#ccccff" fo:font-size="20pt"/>
    </style:style>
    <style:style style:name="T8" style:family="text">
      <style:text-properties fo:color="#23ff23" fo:font-size="20pt"/>
    </style:style>
    <style:style style:name="T9" style:family="text">
      <style:text-properties fo:color="#ffff00" fo:font-size="20pt"/>
    </style:style>
    <style:style style:name="T10" style:family="text">
      <style:text-properties fo:font-size="20pt"/>
    </style:style>
    <style:style style:name="T11" style:family="text">
      <style:text-properties fo:color="#ffff00"/>
    </style:style>
    <style:style style:name="T12" style:family="text">
      <style:text-properties fo:color="#ccccff"/>
    </style:style>
    <style:style style:name="T13" style:family="text">
      <style:text-properties fo:color="#ffffff"/>
    </style:style>
    <style:style style:name="T14" style:family="text">
      <style:text-properties fo:color="#23ff23"/>
    </style:style>
    <style:style style:name="T15" style:family="text">
      <style:text-properties fo:color="#ff8080"/>
    </style:style>
    <style:style style:name="T16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min-label-width="0.508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7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8.6-8.12</presentation:footer-decl>
      <presentation:footer-decl presentation:name="ftr2">CMPTxxxx</presentation:footer-decl>
      <presentation:date-time-decl presentation:name="dtd1" presentation:source="fixed">2 Nov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<text:span text:style-name="T1">§8.5-8.12: Stream I/O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2 Nov </text:span><text:span text:style-name="T3">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629cm" svg:height="0.992cm" svg:x="17.13cm" svg:y="19.279cm">
          <draw:text-box>
            <text:p text:style-name="P1"><text:span text:style-name="T4">http://cmpt14x.seanho.com/</text:span></text:p>
          </draw:text-box>
        </draw:frame>
        <draw:rect draw:style-name="gr2" draw:text-style-name="P6" draw:layer="layout" svg:width="7.62cm" svg:height="4.445cm" svg:x="19.685cm" svg:y="11.43cm">
          <text:list text:style-name="L3">
            <text:list-item>
              <text:p text:style-name="P4"><text:span text:style-name="T5">Reminders:</text:span></text:p>
            </text:list-item>
          </text:list>
          <text:list text:style-name="L3" text:continue-numbering="true">
            <text:list-item>
              <text:p text:style-name="P4"><text:span text:style-name="T6"/></text:p>
            </text:list-item>
          </text:list>
          <text:list text:style-name="L4">
            <text:list-item>
              <text:p text:style-name="P5"><text:span text:style-name="T6">journals</text:span><text:span text:style-name="T5"> in folder</text:span></text:p>
            </text:list-item>
          </text:list>
          <text:list text:style-name="L4">
            <text:list-item>
              <text:p text:style-name="P5"><text:span text:style-name="T6">hw</text:span><text:span text:style-name="T5"> due today</text:span></text:p>
            </text:list-item>
          </text:list>
        </draw:rect>
        <draw:rect draw:style-name="gr3" draw:text-style-name="P8" draw:layer="layout" svg:width="3.177cm" svg:height="1.27cm" svg:x="24.13cm" svg:y="7.99cm">
          <text:list text:style-name="L5">
            <text:list-item>
              <text:p text:style-name="P7"><text:span text:style-name="T5">devo</text:span></text:p>
            </text:list-item>
          </text:list>
        </draw:rect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Generic swap</text:p>
          </draw:text-box>
        </draw:frame>
        <draw:frame presentation:style-name="pr5" draw:text-style-name="P16" draw:layer="layout" svg:width="25.199cm" svg:height="16.99cm" svg:x="1.4cm" svg:y="4.507cm" presentation:class="outline" presentation:user-transformed="true">
          <draw:text-box>
            <text:list text:style-name="L6">
              <text:list-item>
                <text:p text:style-name="P10"><text:span text:style-name="T7">PROCEDURE </text:span><text:span text:style-name="T8">Swap</text:span><text:span text:style-name="T7"> (VAR a, b : ARRAY OF </text:span><text:span text:style-name="T9">LOC</text:span><text:span text:style-name="T7">);</text:span><text:span text:style-name="T7"><text:tab/></text:span><text:span text:style-name="T7"><text:tab/></text:span><text:span text:style-name="T8">(* any type! *)</text:span></text:p>
              </text:list-item>
            </text:list>
            <text:list text:style-name="L6">
              <text:list-item>
                <text:p text:style-name="P10"><text:span text:style-name="T7">VAR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temp : </text:span><text:span text:style-name="T9">LOC</text:span><text:span text:style-name="T7">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max, count : CARDINAL;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7">BEGIN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IF</text:span><text:span text:style-name="T10"> </text:span><text:span text:style-name="T8">CanSwap</text:span><text:span text:style-name="T10"> (a, b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7">THE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FOR</text:span><text:span text:style-name="T10"> count := 0 </text:span><text:span text:style-name="T7">TO</text:span><text:span text:style-name="T10"> </text:span><text:span text:style-name="T7">HIGH</text:span><text:span text:style-name="T10"> (a)</text:span><text:span text:style-name="T10"><text:tab/></text:span><text:span text:style-name="T8">(* swap one LOC at a time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7">D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5"><text:span text:style-name="T10">temp := a [count]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5"><text:span text:style-name="T10">a [count] := b [count]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5"><text:span text:style-name="T10">b [count] := temp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7">END</text:span><text:span text:style-name="T10">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7">END</text:span><text:span text:style-name="T10">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0"><text:span text:style-name="T7">END</text:span><text:span text:style-name="T10"> </text:span><text:span text:style-name="T8">Swap</text:span><text:span text:style-name="T10">;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2" presentation:class="page"/>
          <draw:frame presentation:style-name="pr6" draw:text-style-name="P1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8.3-8.6)</text:p>
          </draw:text-box>
        </draw:frame>
        <draw:frame presentation:style-name="pr5" draw:text-style-name="P18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8"><text:span text:style-name="T11">Sequential</text:span> streams: <text:span text:style-name="T12">StreamFile </text:span>driver</text:p>
              </text:list-item>
            </text:list>
            <text:list text:style-name="L6">
              <text:list-item>
                <text:list>
                  <text:list-item>
                    <text:p text:style-name="P19">StringIO, WholeIO, RealIO libraries</text:p>
                  </text:list-item>
                </text:list>
              </text:list-item>
            </text:list>
            <text:list text:style-name="L6">
              <text:list-item>
                <text:p text:style-name="P18"><text:span text:style-name="T11">Rewindable</text:span> streams: <text:span text:style-name="T12">SeqFile </text:span><text:span text:style-name="T13">driver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2">Reread</text:span> and <text:span text:style-name="T12">Rewri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File <text:span text:style-name="T11">modes</text:span>: read/write/old</text:p>
                  </text:list-item>
                </text:list>
              </text:list-item>
            </text:list>
            <text:list text:style-name="L6">
              <text:list-item>
                <text:p text:style-name="P18">Binary streams: RawIO driver</text:p>
              </text:list-item>
            </text:list>
            <text:list text:style-name="L6">
              <text:list-item>
                <text:p text:style-name="P18">Standard Channels (StdInChan, StdOutChan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3" presentation:class="page"/>
          <draw:frame presentation:style-name="pr6" draw:text-style-name="P1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stricted stream I/O</text:p>
          </draw:text-box>
        </draw:frame>
        <draw:frame presentation:style-name="pr5" draw:text-style-name="P18" draw:layer="layout" svg:width="25.199cm" svg:height="15.047cm" svg:x="1.4cm" svg:y="4.507cm" presentation:class="outline" presentation:user-transformed="true">
          <draw:text-box>
            <text:list text:style-name="L6">
              <text:list-item>
                <text:p text:style-name="P18">The <text:span text:style-name="T12">StreamFile</text:span> library <text:span text:style-name="T13">opens</text:span> and <text:span text:style-name="T13">closes</text:span> <text:span text:style-name="T11">sequential</text:span> files</text:p>
              </text:list-item>
            </text:list>
            <text:list text:style-name="L6">
              <text:list-item>
                <text:p text:style-name="P18">The <text:span text:style-name="T12">TextIO</text:span>, <text:span text:style-name="T12">RealIO</text:span>, etc. libraries contain the <text:span text:style-name="T11">same</text:span> procedures as their S-equivalents, but</text:p>
              </text:list-item>
            </text:list>
            <text:list text:style-name="L6">
              <text:list-item>
                <text:list>
                  <text:list-item>
                    <text:p text:style-name="P19">Each procedure has an extra param specifying the file <text:span text:style-name="T11">channel</text:span> to us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2">VA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2">out: ChanId;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4">(* file channel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2">result : OpenResults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1">StreamFile</text:span><text:span text:style-name="T12">.</text:span><text:span text:style-name="T11">Open</text:span><text:span text:style-name="T12"> (out, “output.txt”, write, result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1">WholeIO</text:span><text:span text:style-name="T12">.</text:span><text:span text:style-name="T11">WriteCard</text:span><text:span text:style-name="T12"> (out, myCard, 0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1">StreamFile</text:span><text:span text:style-name="T12">.</text:span><text:span text:style-name="T11">Close</text:span><text:span text:style-name="T12"> (out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4" presentation:class="page"/>
          <draw:frame presentation:style-name="pr6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andard input, standard output</text:p>
          </draw:text-box>
        </draw:frame>
        <draw:frame presentation:style-name="pr5" draw:text-style-name="P18" draw:layer="layout" svg:width="25.199cm" svg:height="14.267cm" svg:x="1.4cm" svg:y="4.507cm" presentation:class="outline">
          <draw:text-box>
            <text:list text:style-name="L6">
              <text:list-item>
                <text:p text:style-name="P18">The standard input and output channels (usually keyboard and screen) are file channels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2">WholeIO.ReadCard (</text:span><text:span text:style-name="T11">StdChans</text:span><text:span text:style-name="T12">.</text:span><text:span text:style-name="T11">StdInChan</text:span><text:span text:style-name="T12">(), myCard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2">WholeIO.WriteCard (</text:span><text:span text:style-name="T11">StdChans</text:span><text:span text:style-name="T12">.</text:span><text:span text:style-name="T11">StdOutChan</text:span><text:span text:style-name="T12">(), myCard, 0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0"><text:span text:style-name="T13">With </text:span><text:span text:style-name="T12">StreamFile</text:span><text:span text:style-name="T13">, you can have </text:span><text:span text:style-name="T11">multiple</text:span><text:span text:style-name="T13"> channels open at the same time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3">e.g., output to </text:span><text:span text:style-name="T11">screen</text:span><text:span text:style-name="T13"> and </text:span><text:span text:style-name="T11">file</text:span><text:span text:style-name="T13"> simultaneousl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13">Now we can understand how </text:span><text:span text:style-name="T12">RedirStdIO</text:span><text:span text:style-name="T13"> work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5" presentation:class="page"/>
          <draw:frame presentation:style-name="pr6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windable sequential stream I/O</text:p>
          </draw:text-box>
        </draw:frame>
        <draw:frame presentation:style-name="pr5" draw:text-style-name="P18" draw:layer="layout" svg:width="25.199cm" svg:height="14.267cm" svg:x="1.4cm" svg:y="4.507cm" presentation:class="outline">
          <draw:text-box>
            <text:list text:style-name="L6">
              <text:list-item>
                <text:p text:style-name="P18">The <text:span text:style-name="T12">SeqFile</text:span> library opens and closes <text:span text:style-name="T11">rewindable</text:span> sequential streams: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1">OpenRead</text:span>, <text:span text:style-name="T11">OpenWrite</text:span>, <text:span text:style-name="T11">OpenAppen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11">Reread</text:span> <text:span text:style-name="T12">(cid: ChanId)</text:span>: <text:span text:style-name="T14">rewind</text:span> to beginning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11">Rewrite</text:span> <text:span text:style-name="T12">(cid: ChanId)</text:span>: clear file and <text:span text:style-name="T14">start over</text:span></text:p>
                  </text:list-item>
                </text:list>
              </text:list-item>
            </text:list>
            <text:list text:style-name="L6">
              <text:list-item>
                <text:p text:style-name="P18">Open streams with a combination of <text:span text:style-name="T11">modes</text:span>: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1">Read, write, ol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2">Old: ok to <text:span text:style-name="T14">overwrite</text:span> (<text:span text:style-name="T11">clobber</text:span>) existing file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8">If opened read+write, use <text:span text:style-name="T12">Reread</text:span>/<text:span text:style-name="T12">Rewrite</text:span> to <text:span text:style-name="T11">switch</text:span> between reading and writing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6" presentation:class="page"/>
          <draw:frame presentation:style-name="pr6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xample: rewindable file</text:p>
          </draw:text-box>
        </draw:frame>
        <draw:frame presentation:style-name="pr5" draw:text-style-name="P18" draw:layer="layout" svg:width="25.199cm" svg:height="14.662cm" svg:x="1.4cm" svg:y="4.507cm" presentation:class="outline" presentation:user-transformed="true">
          <draw:text-box>
            <text:list text:style-name="L6">
              <text:list-item>
                <text:p text:style-name="P18">Read from keyboard, store in file, read back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2">FROM</text:span> SeqFile <text:span text:style-name="T12">IMPOR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ChanId, OpenWrite, write, read, old, Close, Reread, OpenResults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2">FROM</text:span> WholeIO <text:span text:style-name="T12">IMPOR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ReadCard, WriteCard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2">FROM</text:span> StdChans <text:span text:style-name="T12">IMPOR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StdInChan, StdOutChan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2">VA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file : ChanId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result : OpenResults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7" presentation:class="page"/>
          <draw:frame presentation:style-name="pr6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xample: rewindable file, cont.</text:p>
          </draw:text-box>
        </draw:frame>
        <draw:frame presentation:style-name="pr7" draw:text-style-name="P12" draw:layer="layout" svg:width="25.199cm" svg:height="14.267cm" svg:x="1.4cm" svg:y="4.507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1"><text:span text:style-name="T12">BEGIN</text:span><text:tab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11">OpenWrite</text:span> (file, “output.txt”, <text:span text:style-name="T14">read</text:span>+<text:span text:style-name="T14">write</text:span>+<text:span text:style-name="T14">old</text:span>, result);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IF result = opened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THE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1">WriteString</text:span> (<text:span text:style-name="T14">StdOutChan</text:span>(), “Type a number: ”)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1">WriteLn</text:span> (<text:span text:style-name="T14">StdOutChan</text:span>())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1">ReadCard</text:span> (<text:span text:style-name="T14">StdInChan</text:span>(), myCard)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1">WriteCard</text:span> (<text:span text:style-name="T14">file</text:span>, myCard, 0)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1">Reread</text:span> (<text:span text:style-name="T14">file</text:span>); <text:tab/><text:tab/><text:span text:style-name="T14">(* rewind file and start reading *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1">ReadCard</text:span> (<text:span text:style-name="T14">file</text:span>, myCard)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END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1">Close</text:span> (file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8" presentation:class="page"/>
          <draw:frame presentation:style-name="pr6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Binary I/O</text:p>
          </draw:text-box>
        </draw:frame>
        <draw:frame presentation:style-name="pr5" draw:text-style-name="P18" draw:layer="layout" svg:width="25.199cm" svg:height="14.267cm" svg:x="1.4cm" svg:y="4.507cm" presentation:class="outline">
          <draw:text-box>
            <text:list text:style-name="L6">
              <text:list-item>
                <text:p text:style-name="P18">The analogue to StreamFile/SeqFile for <text:span text:style-name="T11">binary</text:span> streams is <text:span text:style-name="T12">RawIO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1">Buffer</text:span> is used for temporary storage of stream data in-transit over a channel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14">Read</text:span> (cid, <text:span text:style-name="T12">VAR</text:span> to: <text:span text:style-name="T12">ARRAY OF LOC</text:span>);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14">Write</text:span> (cid, from: <text:span text:style-name="T12">ARRAY OF LOC</text:span>);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Reads/writes <text:span text:style-name="T11">binary</text:span> data to/from buffer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12">cid</text:span> is <text:span text:style-name="T11">channel id</text:span> (program file): <text:span text:style-name="T12">IOChan.ChanID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Get <text:span text:style-name="T11">result</text:span> of read/write with <text:span text:style-name="T12">ReadResults</text:span> (<text:span text:style-name="T12">cid</text:span>):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2">IOConsts.ReadResults:</text:span><text:span text:style-name="T12"><text:line-break/></text:span><text:span text:style-name="T12">allRight, wrongFormat, endOfInpu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9" presentation:class="page"/>
          <draw:frame presentation:style-name="pr6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today (8.3-8.6)</text:p>
          </draw:text-box>
        </draw:frame>
        <draw:frame presentation:style-name="pr5" draw:text-style-name="P18" draw:layer="layout" svg:width="25.199cm" svg:height="14.537cm" svg:x="1.4cm" svg:y="4.507cm" presentation:class="outline" presentation:user-transformed="true">
          <draw:text-box>
            <text:list text:style-name="L6">
              <text:list-item>
                <text:p text:style-name="P18"><text:span text:style-name="T11">Sequential</text:span> streams: <text:span text:style-name="T12">StreamFile </text:span>driver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2">StringIO</text:span>, <text:span text:style-name="T12">WholeIO</text:span>, <text:span text:style-name="T12">RealIO</text:span> libraries</text:p>
                  </text:list-item>
                </text:list>
              </text:list-item>
            </text:list>
            <text:list text:style-name="L6">
              <text:list-item>
                <text:p text:style-name="P18"><text:span text:style-name="T11">Rewindable</text:span> streams: <text:span text:style-name="T12">SeqFile </text:span><text:span text:style-name="T13">driver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2">Reread</text:span> and <text:span text:style-name="T12">Rewri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File <text:span text:style-name="T11">modes</text:span>: <text:span text:style-name="T12">read</text:span>/<text:span text:style-name="T12">write</text:span>/<text:span text:style-name="T12">old</text:span></text:p>
                  </text:list-item>
                </text:list>
              </text:list-item>
            </text:list>
            <text:list text:style-name="L6">
              <text:list-item>
                <text:p text:style-name="P18"><text:span text:style-name="T11">Binary</text:span> streams: <text:span text:style-name="T12">RawIO</text:span> driver</text:p>
              </text:list-item>
            </text:list>
            <text:list text:style-name="L6">
              <text:list-item>
                <text:p text:style-name="P18"><text:span text:style-name="T11">Standard Channels</text:span> (<text:span text:style-name="T12">StdInChan</text:span>, <text:span text:style-name="T12">StdOutChan</text:span>)</text:p>
              </text:list-item>
            </text:list>
            <text:list text:style-name="L6">
              <text:list-item>
                <text:p text:style-name="P18">Low-level device-independent I/O: <text:span text:style-name="T12">IOChan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2"><text:span text:style-name="T15">(just be aware that </text:span><text:span text:style-name="T12">StreamFile</text:span><text:span text:style-name="T15">/</text:span><text:span text:style-name="T12">SeqFile</text:span><text:span text:style-name="T15">/etc. use </text:span><text:span text:style-name="T12">IOChan</text:span><text:span text:style-name="T15"> for even lower-level stuff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0" presentation:class="page"/>
          <draw:frame presentation:style-name="pr6" draw:text-style-name="P2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18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8"><text:span text:style-name="T16">Quiz</text:span><text:span text:style-name="T1"> ch8 on Fri</text:span></text:p>
              </text:list-item>
            </text:list>
            <text:list text:style-name="L6">
              <text:list-item>
                <text:p text:style-name="P18"><text:span text:style-name="T16">Lab 7</text:span><text:span text:style-name="T1"> due next week: 8.13 #(53 / 60 / 62)</text:span></text:p>
              </text:list-item>
            </text:list>
            <text:list text:style-name="L6">
              <text:list-item>
                <text:p text:style-name="P18"><text:span text:style-name="T16">Reading</text:span><text:span text:style-name="T1">: through §9.6 for Fri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1" presentation:class="page"/>
          <draw:frame presentation:style-name="pr6" draw:text-style-name="P2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102cm" svg:stroke-color="#ffff00" draw:marker-start-width="0.457cm" draw:marker-start-center="false" draw:marker-end-width="0.457cm" draw:marker-end-center="false" draw:fill="none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fo:font-weight="bold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1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1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1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1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dc:title>CMPT14x Lecture</dc:title>
    <meta:initial-creator>Sean Ho</meta:initial-creator>
    <meta:creation-date>2005-08-16T14:05:12</meta:creation-date>
    <dc:creator>Sean Ho</dc:creator>
    <dc:date>2005-11-02T19:00:42</dc:date>
    <dc:language>en-US</dc:language>
    <meta:editing-cycles>419</meta:editing-cycles>
    <meta:editing-duration>P16DT19H27M11S</meta:editing-duration>
    <meta:user-defined meta:name="Info 1"/>
    <meta:user-defined meta:name="Info 2"/>
    <meta:user-defined meta:name="Info 3"/>
    <meta:user-defined meta:name="Info 4"/>
    <meta:document-statistic meta:object-count="84"/>
  </office:meta>
</office:document-meta>
</file>